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Regular" svg:font-family="Wingdings-Regular"/>
    <style:font-face style:name="Arial Unicode MS1" svg:font-family="'Arial Unicode MS'" style:font-family-generic="swiss"/>
    <style:font-face style:name="Arial-BoldMT" svg:font-family="Arial-BoldMT" style:font-family-generic="swiss"/>
    <style:font-face style:name="ArialMT" svg:font-family="ArialMT" style:font-family-generic="swiss"/>
    <style:font-face style:name="Times-Italic" svg:font-family="Times-Italic" style:font-family-generic="swiss"/>
    <style:font-face style:name="Times-Roman" svg:font-family="Times-Roman" style:font-family-generic="swiss"/>
    <style:font-face style:name="TimesNewRomanPS-BoldItalicMT" svg:font-family="TimesNewRomanPS-BoldItalic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5cm" fo:margin-left="0cm" fo:margin-right="-0.005cm" table:align="margins"/>
    </style:style>
    <style:style style:name="Tableau1.A" style:family="table-column">
      <style:table-column-properties style:column-width="2.3cm" style:rel-column-width="1304*"/>
    </style:style>
    <style:style style:name="Tableau1.B" style:family="table-column">
      <style:table-column-properties style:column-width="3.593cm" style:rel-column-width="2037*"/>
    </style:style>
    <style:style style:name="Tableau1.C" style:family="table-column">
      <style:table-column-properties style:column-width="3.935cm" style:rel-column-width="2231*"/>
    </style:style>
    <style:style style:name="Tableau1.D" style:family="table-column">
      <style:table-column-properties style:column-width="3.884cm" style:rel-column-width="2202*"/>
    </style:style>
    <style:style style:name="Tableau1.E" style:family="table-column">
      <style:table-column-properties style:column-width="3.882cm" style:rel-column-width="220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2" style:family="table-row">
      <style:table-row-properties style:min-row-height="1.367cm"/>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2" style:family="paragraph" style:parent-style-name="Standard">
      <style:paragraph-properties fo:text-align="start" style:justify-single-word="false" style:text-autospace="none"/>
      <style:text-properties style:font-name="Times-Roman" fo:font-size="11pt" fo:font-style="italic" style:font-name-asian="Times-Roman" style:font-size-asian="11pt" style:font-style-asian="italic" style:font-name-complex="Times-Roman" style:font-size-complex="11pt" style:font-style-complex="italic"/>
    </style:style>
    <style:style style:name="P3" style:family="paragraph" style:parent-style-name="Standard">
      <style:paragraph-properties style:text-autospace="none"/>
      <style:text-properties style:font-name="Times New Roman" fo:font-size="11pt" style:font-name-asian="ArialMT" style:font-size-asian="11pt" style:font-name-complex="ArialMT" style:font-size-complex="11pt"/>
    </style:style>
    <style:style style:name="P4" style:family="paragraph" style:parent-style-name="Standard">
      <style:paragraph-properties style:text-autospace="none"/>
      <style:text-properties style:font-name="Times New Roman" fo:font-size="11pt" fo:font-style="italic" style:font-name-asian="ArialMT" style:font-size-asian="11pt" style:font-style-asian="italic" style:font-name-complex="ArialMT" style:font-size-complex="11pt" style:font-style-complex="italic"/>
    </style:style>
    <style:style style:name="P5" style:family="paragraph" style:parent-style-name="Standard">
      <style:paragraph-properties fo:text-align="start" style:justify-single-word="false" style:text-autospace="none"/>
      <style:text-properties fo:color="#000000" style:font-name="Times New Roman" fo:font-size="11pt" style:font-name-asian="ArialMT" style:font-size-asian="11pt" style:font-name-complex="ArialMT" style:font-size-complex="11pt"/>
    </style:style>
    <style:style style:name="P6" style:family="paragraph" style:parent-style-name="Standard">
      <style:paragraph-properties style:text-autospace="none"/>
      <style:text-properties fo:color="#000000" style:font-name="Times New Roman" fo:font-size="11pt" style:font-name-asian="ArialMT" style:font-size-asian="11pt" style:font-name-complex="ArialMT" style:font-size-complex="11pt"/>
    </style:style>
    <style:style style:name="P7" style:family="paragraph" style:parent-style-name="Standard">
      <style:paragraph-properties style:text-autospace="none"/>
      <style:text-properties fo:color="#000000" style:font-name="Times New Roman" fo:font-size="14pt" style:font-name-asian="TimesNewRomanPSMT" style:font-size-asian="14pt" style:font-name-complex="TimesNewRomanPSMT" style:font-size-complex="14pt"/>
    </style:style>
    <style:style style:name="P8" style:family="paragraph" style:parent-style-name="Standard">
      <style:text-properties fo:color="#000000" style:font-name="Times-Italic" fo:font-size="12pt" fo:font-style="italic" style:font-name-asian="Times-Italic" style:font-size-asian="12pt" style:font-style-asian="italic" style:font-name-complex="Times-Italic" style:font-size-complex="12pt" style:font-style-complex="italic"/>
    </style:style>
    <style:style style:name="P9" style:family="paragraph" style:parent-style-name="Standard">
      <style:paragraph-properties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10" style:family="paragraph" style:parent-style-name="Standard">
      <style:paragraph-properties style:text-autospace="none"/>
      <style:text-properties style:font-name="TimesNewRomanPSMT" fo:font-size="11pt" style:font-name-asian="TimesNewRomanPSMT" style:font-size-asian="11pt" style:font-name-complex="TimesNewRomanPSMT" style:font-size-complex="11pt"/>
    </style:style>
    <style:style style:name="P11" style:family="paragraph" style:parent-style-name="Standard">
      <style:paragraph-properties fo:text-align="start" style:justify-single-word="false" style:text-autospace="none"/>
      <style:text-properties style:font-name="TimesNewRomanPSMT" fo:font-size="11pt" fo:font-style="italic" style:font-name-asian="TimesNewRomanPSMT" style:font-size-asian="11pt" style:font-style-asian="italic" style:font-name-complex="TimesNewRomanPSMT" style:font-size-complex="11pt" style:font-style-complex="italic"/>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start" style:justify-single-word="false" style:text-autospace="none"/>
      <style:text-properties style:font-name="Times New Roman1" fo:font-size="11pt" fo:font-style="normal" fo:font-weight="normal" style:font-name-asian="TimesNewRomanPS-BoldItalicMT" style:font-size-asian="11pt" style:font-style-asian="normal" style:font-weight-asian="normal" style:font-name-complex="TimesNewRomanPS-BoldItalicMT" style:font-size-complex="11pt" style:font-style-complex="normal" style:font-weight-complex="normal"/>
    </style:style>
    <style:style style:name="P14" style:family="paragraph" style:parent-style-name="Standard">
      <style:paragraph-properties fo:text-align="start" style:justify-single-word="false"/>
      <style:text-properties style:font-name="Times New Roman1" fo:font-size="11pt" fo:font-style="italic" style:font-name-asian="TimesNewRomanPSMT" style:font-size-asian="11pt" style:font-style-asian="italic" style:font-name-complex="TimesNewRomanPSMT" style:font-size-complex="11pt" style:font-style-complex="italic"/>
    </style:style>
    <style:style style:name="P15" style:family="paragraph" style:parent-style-name="Standard">
      <style:text-properties fo:font-size="11pt" style:font-size-asian="11pt" style:font-size-complex="11pt"/>
    </style:style>
    <style:style style:name="P16" style:family="paragraph" style:parent-style-name="Standard">
      <style:paragraph-properties style:text-autospace="none"/>
      <style:text-properties fo:font-size="11pt" style:font-size-asian="11pt" style:font-size-complex="11pt"/>
    </style:style>
    <style:style style:name="P17" style:family="paragraph" style:parent-style-name="Standard">
      <style:paragraph-properties fo:text-align="start" style:justify-single-wor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19" style:family="paragraph" style:parent-style-name="Standard">
      <style:text-properties fo:font-size="11pt" fo:font-style="italic" style:font-size-asian="11pt" style:font-style-asian="italic" style:font-size-complex="11pt" style:font-style-complex="italic"/>
    </style:style>
    <style:style style:name="P20" style:family="paragraph" style:parent-style-name="Standard">
      <style:text-properties style:font-name="Times-Italic" fo:font-size="12pt" fo:font-style="italic" style:font-name-asian="Times-Italic" style:font-size-asian="12pt" style:font-style-asian="italic" style:font-name-complex="Times-Italic" style:font-size-complex="12pt" style:font-style-complex="italic"/>
    </style:style>
    <style:style style:name="P21" style:family="paragraph" style:parent-style-name="Standard" style:list-style-name="">
      <style:paragraph-properties style:text-autospace="none"/>
      <style:text-properties style:font-name="Times-Italic" fo:font-size="12pt" style:font-name-asian="Times-Italic" style:font-size-asian="12pt" style:font-name-complex="Times-Italic" style:font-size-complex="12pt"/>
    </style:style>
    <style:style style:name="P22" style:family="paragraph" style:parent-style-name="Standard" style:list-style-name="">
      <style:paragraph-properties fo:text-align="center" style:justify-single-word="false" style:text-autospace="none"/>
      <style:text-properties style:font-name="Times-Italic" fo:font-size="12pt" style:font-name-asian="Times-Italic" style:font-size-asian="12pt" style:font-name-complex="Times-Italic" style:font-size-complex="12pt"/>
    </style:style>
    <style:style style:name="P23" style:family="paragraph" style:parent-style-name="Standard">
      <style:text-properties fo:font-size="14pt" style:font-size-asian="14pt" style:font-size-complex="14pt"/>
    </style:style>
    <style:style style:name="P24"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fo:font-size="11pt" style:font-size-asian="11pt" style:font-size-complex="11pt"/>
    </style:style>
    <style:style style:name="P27" style:family="paragraph" style:parent-style-name="Table_20_Contents">
      <style:paragraph-properties fo:text-align="start" style:justify-single-word="false"/>
      <style:text-properties fo:font-size="11pt" style:font-size-asian="11pt" style:font-size-complex="11pt"/>
    </style:style>
    <style:style style:name="T1" style:family="text">
      <style:text-properties style:font-name="Times New Roman"/>
    </style:style>
    <style:style style:name="T2" style:family="text">
      <style:text-properties style:font-name="Times New Roman" style:font-name-asian="TimesNewRomanPS-ItalicMT" style:font-name-complex="TimesNewRomanPS-ItalicMT"/>
    </style:style>
    <style:style style:name="T3" style:family="text">
      <style:text-properties style:font-name="TimesNewRomanPSMT" style:font-name-asian="TimesNewRomanPSMT" style:font-name-complex="TimesNewRomanPSMT"/>
    </style:style>
    <style:style style:name="T4" style:family="text">
      <style:text-properties fo:color="#000000"/>
    </style:style>
    <style:style style:name="T5" style:family="text">
      <style:text-properties fo:color="#000000" style:font-name="Times New Roman" style:font-name-asian="ArialMT" style:font-name-complex="ArialMT"/>
    </style:style>
    <style:style style:name="T6" style:family="text">
      <style:text-properties fo:color="#000000" style:font-name="TimesNewRomanPSMT" style:font-name-asian="TimesNewRomanPSMT" style:font-name-complex="TimesNewRomanPSMT"/>
    </style:style>
    <style:style style:name="T7" style:family="text">
      <style:text-properties fo:color="#000000" style:font-name-asian="TimesNewRomanPSMT" style:font-name-complex="TimesNewRomanPSMT"/>
    </style:style>
    <style:style style:name="T8" style:family="text">
      <style:text-properties fo:color="#000000" fo:font-style="italic" style:font-style-asian="italic" style:font-style-complex="italic"/>
    </style:style>
    <style:style style:name="T9" style:family="text">
      <style:text-properties fo:color="#000000" fo:font-size="22pt" fo:font-style="italic" style:font-size-asian="22pt" style:font-style-asian="italic" style:font-size-complex="22pt"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ome exam 1DV600, 2017:1</text:p>
      <text:p text:style-name="P20">Name: FRAPPER Colin</text:p>
      <text:p text:style-name="P8">Personal ID: 19951004-T073</text:p>
      <text:p text:style-name="P21"><text:span text:style-name="T8">Lnu email: </text:span><text:a xlink:type="simple" xlink:href="mailto:cf222jb@student.lnu.se" text:style-name="Internet_20_link" text:visited-style-name="Visited_20_Internet_20_Link">cf222jb@student.lnu.se</text:a></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2"><text:span text:style-name="T9">Home Exam</text:span><text:span text:style-name="T8"> </text:span></text:p>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text:tab/><text:tab/><text:tab/><text:tab/> <text:s text:c="10"/><text:tab/><text:tab/><text:tab/> <text:s text:c="6"/>03/19/2017</text:p>
      <text:p text:style-name="P23"><text:soft-page-break/>Task 1 – Planning </text:p>
      <text:p text:style-name="P19"><text:tab/>a) What is the role of a process model in planning ? Exemplify </text:p>
      <text:p text:style-name="P15"/>
      <text:p text:style-name="P15"><text:tab/>When you start a project or an applicaton, the main role of a process model is to describe how you gonna lead this project/application, describe as much as you can, like how you gonna work with you team, there is some need for a process model, all the people of your team must work in the same direction, so everyone know “where they going”. There will not be (at least not too much) misunderstanding about what the project is about. For example we want to develop a web site where you can sell shoes. You and your team will be agree on the direction of the project, “ok it should be a web site, we know that we will sell products in this website”. Have a big vue of this project. Define roles, activities, factors who can cause problem.</text:p>
      <text:p text:style-name="P15">Also what we going to implement must be controllable, it means that even before starting the project the team project know already that there will be some change (because it always happen in real life) and must be prepare to those changes, be able to have control about what you're doing, trying to be one step ahead the client and adapt his demand to your implentation, a project is never the same as the start and as the end, so we must have control on it, being able to adapt, adaptation is the key. <text:s/>For example when you define the requirement with your client, like if he told you that he wants a green background , what you team must do is not to create a green background (at least not at the start) but just have a function where you can choose the color of the background and we do this because we know that the client can change his mind easily, and it will be really easy to adapt this.</text:p>
      <text:p text:style-name="P15">The process model must be repeatable, it means that even if it's not the same final end product or same project, the step are, not exactly but almost the same, for example we know that we going to start with a meeting, then <text:s/>divide the task, planning the task, etc. It's like the process model is a template where you must be able to adapt this template to any project. The structure of the process planning can be the same. The adaptation a the key word.</text:p>
      <text:p text:style-name="P15"/>
      <text:p text:style-name="P2">b) Describe and exemplify three planning related risks that iterative and incremental planning mitigate.</text:p>
      <text:p text:style-name="P1"/>
      <text:p text:style-name="P1"><text:tab/>The fact that iterative and incremental planning reduce risks is because the requirements evolves at each iteration, and this is a first risks, the risk to be wrong about your requirements, with iterative planning you will be able to change requirement. The fact that at each iteration, you're testing every time what you implemented it reduce a lot the risk of failure, instead of “classic” planning when you will do your test at the end of the all implementation and see just at the end of the project that you failed something. Another risk that iterative and incremental planning mitigate is the lack of knowledge, it's not a big deal if you don't really know and understand the all project, with iterative planning you will be able to go step by step, so you still have time to understand all the project during your iteration. The goal of iterative and incremental planning is to reduce all kind of risk at each iteration. Another risk that <text:span text:style-name="T10">iterative and incremental planning mitigate is the need shifts risk for example with iterative method you can show to your client what you are doing every iteration, so if he wanna change the product you can be able to change it and this is something who happen a lot in real life, because of you're not at the end of the project, it's not a big deal to change requirements, because every iteration you made new requirement, the client should be agree every time you make them, if he's not then let's re define requirements for the next iteration. So instead of implementing all the project, making all the test and then show to your client and what if he said “Oh I don't want this product, I wanted something more like this or that”. With iterative and incremental planning, it can't happen because if the client don't agree with an iteration or an implementation, then change it, you don't have to wait at the end of the product. </text:span></text:p>
      <text:p text:style-name="P1"><text:span text:style-name="T10"/></text:p>
      <text:p text:style-name="P1"><text:span text:style-name="T10">Example : Your client want a web site where he can sell shoes. If you're working with iterative and incremental planning, you will be able to show him the progression of the web site at each iteration and if he don't like a design or something else he will tell you directly and you will able to change it “in time”, if you're not using the iterative planning you will do the entire website, and then your client will say “oh but I didn't wanted this and this”. You also reduce the risk or misscomprehension between you and your client, the fact that he can see often the development at each iteration will instaure some confidence between you and the client, and the problem of not doing that is if the client wasn't that clear or sure about requirements or what he wanted there is no problem with iterative planning because you will be able to change them during the project. </text:span></text:p>
      <text:p text:style-name="P1"><text:soft-page-break/><text:span text:style-name="T15">Task 2 – Process models</text:span> </text:p>
      <text:p text:style-name="P1"/>
      <text:p text:style-name="P11">a) Compare SCRUM and Open UP. <text:span text:style-name="T1">Use </text:span><text:span text:style-name="T2">roles</text:span><text:span text:style-name="T1">, </text:span><text:span text:style-name="T2">artifacts, </text:span><text:span text:style-name="T1">and </text:span><text:span text:style-name="T2">activities</text:span><text:span text:style-name="T2"> </text:span><text:span text:style-name="T1">for your comparison.</text:span></text:p>
      <text:p text:style-name="P9"><text:span text:style-name="T1"/></text:p>
      <text:p text:style-name="P5">Roles :</text:p>
      <text:p text:style-name="P6"><text:tab/>Well comparing the roles, we can see that Open UP is a lot more specific about roles than SCRUM. But still we can easy mapping some roles : Product owner correspond to the Analyst Worker Set (not exactly but almost), Scrum master correspond to the Manager Worker Set and Development team correspond to the Developper and Tester Worker Set and Additionnal Worker Set. For the roles Open UP is more detailed.</text:p>
      <text:p text:style-name="P3"/>
      <text:p text:style-name="P6">Artifacts : </text:p>
      <text:p text:style-name="P16"><text:span text:style-name="T5"><text:tab/>Here we can see differences between those two process model, SCRUM work as iteration like Open UP but in term of planning, SCRUM will plan at e</text:span><text:span text:style-name="T4">ach end of the current iteration (sprint) contrary to Open UP who will plan all his iteration in the software development plan. Again here the artifacts of Open UP is well more detailed than SCRUM.</text:span></text:p>
      <text:p text:style-name="P16"><text:span text:style-name="T4"/></text:p>
      <text:p text:style-name="P6">Activites :</text:p>
      <text:p text:style-name="P6"><text:tab/>Well as I said both of those process use the iterative approach, but where we can see difference is how they execute their activites, first one small difference is that Open UP introduce the notion of micro-increments, also SCRUM used their iteration as “sprint”, the development team implement something then every day a meeting comes so they can have frequend feedback instead of the Open UP where you get a feedback at the end, when it the transition phase. For example Open UP first do Requirements then Analysis then design/implementation ... , well at contrary SCRUM will to those steps each iteration (Miles-Stones for Open UP vs Evolutionary for SCRUM). </text:p>
      <text:p text:style-name="P16"><text:span text:style-name="T5">SCRUM is extremly good for small project, because it permit to have a constant feedback and permit to improve what you implemented with the meetings to discuss about what you implemented. At contrary, Open UP is better for large and complexe project.</text:span></text:p>
      <text:p text:style-name="P6"/>
      <text:p text:style-name="P4"><text:span text:style-name="T4">b) </text:span><text:span text:style-name="T6">Most process models are generic require some tailoring/configuration for the project </text:span><text:span text:style-name="T3">context. Exemplify and discuss some project specifics that would require you to tailor your process model.</text:span></text:p>
      <text:p text:style-name="P6"/>
      <text:p text:style-name="P6"><text:tab/>Well this question can be related with the previous one, as I said some process models will be preferable for a “small” project like SCRUM, Open UP will be preferable for large project. For example a project during one month with 5 people working on it will not need the same requirement than a project during a year with 50 people. So it depends on how much people, how long the project will be. </text:p>
      <text:p text:style-name="P6">Indeed, some process model maybe need to be tailor depending on the project, a (stupid) example is for example if some company ask you to build a function to their website or some small application. Will you add a full project plan, and all the artifacts and roles of an Open UP process, of course not, you need to take in consideration what the company wants and to adjust/tailor and trying to not spend unsued time. It will be different every time and you need to have the best efficiency for you project. </text:p>
      <text:p text:style-name="P6">It's all about how much the process model will tell you to do, how much information you will get and you must adapt it to your case. Before starting a project, you should ask :</text:p>
      <text:p text:style-name="P6">What's gonna be the size of this project, how much longer (and discuss with your team because they know better their job than you do and they will be able to tell you how much longer it will take). </text:p>
      <text:p text:style-name="P6">What resource do I need, what people do I need, for example I have in my team a java programmer, and the project must be develop in python well I don't need him. </text:p>
      <text:p text:style-name="P6">Also the nature of the project, if I'm building a control system for a bank, maybe I need to tailor the process and put more effort on verification and validation. </text:p>
      <text:p text:style-name="P3"><text:span text:style-name="T4">Another example is if you don't really understand or know the problem, in that specific case you must use the “Evolutionary” method, s</text:span><text:span text:style-name="T7">ystem evolves as developers understand the problem. </text:span></text:p>
      <text:p text:style-name="P3"><text:span text:style-name="T7"/></text:p>
      <text:p text:style-name="P6">In conclusion, I will say that it's all depend of the resource of the project, the time, the budget, the nature of the project, the people involve in the project, there some works needed to be done before starting the planning, <text:soft-page-break/>sometimes called guidelines who will help you to define what you really need for this software. </text:p>
      <text:p text:style-name="P6"/>
      <text:p text:style-name="P7">Task 3 – Requirements</text:p>
      <text:p text:style-name="P10"><text:span text:style-name="T4"><text:tab/></text:span><text:span text:style-name="T8">a) Use-case modeling is widely-used for modeling functional requirements. Describe </text:span><text:span text:style-name="T13">how you work when you model use-cases. Use an example!</text:span></text:p>
      <text:p text:style-name="P10"/>
      <text:p text:style-name="P10"><text:tab/>When I want make a use-cases, there is few questions I need to ask to myself, like what I'm going to design, what I want to reprensent with this use case model. The use case model is here to describe which actors will be interact with your systems, what they can do, the relationship they can have with the system. Then come a use case to a specific action, I'm telling to myself that when it will be ended it should be first understandble by everyone, and describe all the step to realise this action. It should be like the “requirement” of the action, and everyone of my team member should be able to refer to this document if they don't understand what I'm implementing. It will also permit to have the point of view of the user like I'm asking myself what I would like to have if I had this application and this is really important because when you implementing something you never (or almost never) think about the point of view of the client. What's gonna trigger this action, the preconditions, the different scenario, what should be the input and output. </text:p>
      <text:p text:style-name="P10">For example, I'm dealing with the case where user purchase a clothe. So what I'm thinking is first, the user should be able to purchase an item, look at the clothes, the action will be triggered when user click on puchase, the item should be in stock and updated when the user bought the item. Also cover all the possibilities of this action like if he didn't have an account then create one, if the user doesn't have enough money when he bought some clothe or user receive an email of confirmation when he bought something. Cover all possibilities of the use case. Because it's also the beginning of your requirement.</text:p>
      <text:p text:style-name="P9"/>
      <text:p text:style-name="P11">b) Non-functional or quality requirements are different the functional requirements. Discuss three differences. How would you model quality requirements if you model with use-cases?</text:p>
      <text:p text:style-name="P9"/>
      <text:p text:style-name="P9"><text:tab/>Functional requirements are like what the system should do, what kind of service that the system should provide, how the system react to a special action, it's often correspond to the use case.</text:p>
      <text:p text:style-name="P9"><text:tab/>Non functional requirements, contrary to functional requirements are how the system will do, it's more focused about constraints on the service provide by the system. </text:p>
      <text:p text:style-name="P9">As I said functional requirements focused on what the system should provide (in my previous example <text:s/>an email when item bought), and non functional requirements will focus on the constraints of this service, (HOW the email will be sent add more conditions, constraints, like the speed of the delivery of the email.).</text:p>
      <text:p text:style-name="P9">Also non functional requirements must be more critical than functional requirements in the way that the functional requirement provide only what the system will do and didn't say how it will work, in that way non functional requirement are a “level ahead”. </text:p>
      <text:p text:style-name="P11">How would you model quality requirements if you model with use-cases?</text:p>
      <text:p text:style-name="P9"><text:tab/>Maybe add a new actor which isn't an actor but the system himself so we can describe how the system work with those action describe in the use case model. As I said quality requirements requirements focus on how the system work.</text:p>
      <text:p text:style-name="P9"/>
      <text:p text:style-name="P13"><text:span text:style-name="T15">Task 4 – Testing</text:span> </text:p>
      <text:p text:style-name="P9"><text:span text:style-name="T11"><text:tab/></text:span><text:span text:style-name="T14">a) Write a set of test-cases for the sortBillItems method/function. Explain your reasoning and </text:span><text:span text:style-name="T13">motivate your test-effort. You do NOT have to implement the method/ function itself.</text:span></text:p>
      <text:p text:style-name="P9"/>
      <text:p text:style-name="P18">Test case : &lt; sortBillItem &gt;</text:p>
      <text:p text:style-name="P1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5">Test </text:p>
            <text:p text:style-name="P25">case ID</text:p>
          </table:table-cell>
          <table:table-cell table:style-name="Tableau1.A1" office:value-type="string">
            <text:p text:style-name="P26"><text:s/>ID01</text:p>
          </table:table-cell>
          <table:table-cell table:style-name="Tableau1.A1" office:value-type="string">
            <text:p text:style-name="P26">ID02 </text:p>
          </table:table-cell>
          <table:table-cell table:style-name="Tableau1.A1" office:value-type="string">
            <text:p text:style-name="P26">ID03</text:p>
          </table:table-cell>
          <table:table-cell table:style-name="Tableau1.E1" office:value-type="string">
            <text:p text:style-name="P26">ID04</text:p>
          </table:table-cell>
        </table:table-row>
        <table:table-row table:style-name="Tableau1.2">
          <table:table-cell table:style-name="Tableau1.A2" office:value-type="string">
            <text:p text:style-name="P25">Test scenario</text:p>
          </table:table-cell>
          <table:table-cell table:style-name="Tableau1.A2" office:value-type="string">
            <text:p text:style-name="P27">Sort an empty array</text:p>
          </table:table-cell>
          <table:table-cell table:style-name="Tableau1.A2" office:value-type="string">
            <text:p text:style-name="P27">Sort an array already sorted</text:p>
          </table:table-cell>
          <table:table-cell table:style-name="Tableau1.A2" office:value-type="string">
            <text:p text:style-name="P27">Sort an array who aren't already sort.</text:p>
          </table:table-cell>
          <table:table-cell table:style-name="Tableau1.E2" office:value-type="string">
            <text:p text:style-name="P27">Sort an array where there is number converted in string</text:p>
          </table:table-cell>
        </table:table-row>
        <text:soft-page-break/>
        <table:table-row>
          <table:table-cell table:style-name="Tableau1.A2" office:value-type="string">
            <text:p text:style-name="P24">Test Case Description</text:p>
          </table:table-cell>
          <table:table-cell table:style-name="Tableau1.A2" office:value-type="string">
            <text:p text:style-name="P27">I gonna try to sort an empty array</text:p>
          </table:table-cell>
          <table:table-cell table:style-name="Tableau1.A2" office:value-type="string">
            <text:p text:style-name="P27">I gonna try to sort an array which is already sorted</text:p>
          </table:table-cell>
          <table:table-cell table:style-name="Tableau1.A2" office:value-type="string">
            <text:p text:style-name="P27">I gonna try to sort an array which isn't already sorted</text:p>
          </table:table-cell>
          <table:table-cell table:style-name="Tableau1.E2" office:value-type="string">
            <text:p text:style-name="P27">I gonna try to sort an array where it's number converted to string</text:p>
          </table:table-cell>
        </table:table-row>
        <table:table-row>
          <table:table-cell table:style-name="Tableau1.A2" office:value-type="string">
            <text:p text:style-name="P24">Test Steps</text:p>
          </table:table-cell>
          <table:table-cell table:style-name="Tableau1.A2" office:value-type="string">
            <text:p text:style-name="P27">1. Check if the array is empty </text:p>
            <text:p text:style-name="P27">2. If the array is empty just return the array</text:p>
          </table:table-cell>
          <table:table-cell table:style-name="Tableau1.A2" office:value-type="string">
            <text:p text:style-name="P27">1. Check if the array is empty </text:p>
            <text:p text:style-name="P27">2. Foreach the array and check every character with others to sort it. </text:p>
          </table:table-cell>
          <table:table-cell table:style-name="Tableau1.A2" office:value-type="string">
            <text:p text:style-name="P27">1. Check if the array is empty </text:p>
            <text:p text:style-name="P27">2. Foreach the array and check every character with others to sort it.</text:p>
          </table:table-cell>
          <table:table-cell table:style-name="Tableau1.E2" office:value-type="string">
            <text:p text:style-name="P27">1. Check if the array is empty </text:p>
            <text:p text:style-name="P27">2. Foreach the array and check every character with others to sort it.</text:p>
          </table:table-cell>
        </table:table-row>
        <table:table-row>
          <table:table-cell table:style-name="Tableau1.A2" office:value-type="string">
            <text:p text:style-name="P27"><text:span text:style-name="T12">Prerequisite</text:span> </text:p>
          </table:table-cell>
          <table:table-cell table:style-name="Tableau1.A2" office:value-type="string">
            <text:p text:style-name="P27">Array is empty</text:p>
          </table:table-cell>
          <table:table-cell table:style-name="Tableau1.A2" office:value-type="string">
            <text:p text:style-name="P27">Array is sorted</text:p>
          </table:table-cell>
          <table:table-cell table:style-name="Tableau1.A2" office:value-type="string">
            <text:p text:style-name="P27">Array isn't sorted.</text:p>
          </table:table-cell>
          <table:table-cell table:style-name="Tableau1.E2" office:value-type="string">
            <text:p text:style-name="P27">Array contain number converted to string</text:p>
          </table:table-cell>
        </table:table-row>
        <table:table-row>
          <table:table-cell table:style-name="Tableau1.A2" office:value-type="string">
            <text:p text:style-name="P24">Test Data</text:p>
          </table:table-cell>
          <table:table-cell table:style-name="Tableau1.A2" office:value-type="string">
            <text:p text:style-name="P27">ToBeSorted = [] </text:p>
          </table:table-cell>
          <table:table-cell table:style-name="Tableau1.A2" office:value-type="string">
            <text:p text:style-name="P27">ToBeSorted = [“a”,”b”,”c”] </text:p>
          </table:table-cell>
          <table:table-cell table:style-name="Tableau1.A2" office:value-type="string">
            <text:p text:style-name="P27">ToBeSorted =[“c”,”a”,”b”] </text:p>
          </table:table-cell>
          <table:table-cell table:style-name="Tableau1.E2" office:value-type="string">
            <text:p text:style-name="P27">ToBeSorted =[“42”,”24”,”72”] </text:p>
          </table:table-cell>
        </table:table-row>
        <table:table-row>
          <table:table-cell table:style-name="Tableau1.A2" office:value-type="string">
            <text:p text:style-name="P24">Expected Result</text:p>
          </table:table-cell>
          <table:table-cell table:style-name="Tableau1.A2" office:value-type="string">
            <text:p text:style-name="P27"><text:s/>ToBeSorted = [] </text:p>
          </table:table-cell>
          <table:table-cell table:style-name="Tableau1.A2" office:value-type="string">
            <text:p text:style-name="P27">ToBeSorted = [“a”,”b”,”c”]</text:p>
          </table:table-cell>
          <table:table-cell table:style-name="Tableau1.A2" office:value-type="string">
            <text:p text:style-name="P27">ToBeSorted = [“a”,”b”,”c”]</text:p>
          </table:table-cell>
          <table:table-cell table:style-name="Tableau1.E2" office:value-type="string">
            <text:p text:style-name="P27">ToBeSorted =[“24”,”42”,”72”] </text:p>
          </table:table-cell>
        </table:table-row>
        <table:table-row>
          <table:table-cell table:style-name="Tableau1.A2" office:value-type="string">
            <text:p text:style-name="P24">Actual Result</text:p>
          </table:table-cell>
          <table:table-cell table:style-name="Tableau1.A2" office:value-type="string">
            <text:p text:style-name="P27">ToBeSorted = []</text:p>
          </table:table-cell>
          <table:table-cell table:style-name="Tableau1.A2" office:value-type="string">
            <text:p text:style-name="P27">ToBeSorted = [“a”,”b”,”c”]</text:p>
          </table:table-cell>
          <table:table-cell table:style-name="Tableau1.A2" office:value-type="string">
            <text:p text:style-name="P27">ToBeSorted = [“a”,”b”,”c”]</text:p>
          </table:table-cell>
          <table:table-cell table:style-name="Tableau1.E2" office:value-type="string">
            <text:p text:style-name="P27">If I handle the case, should product an error</text:p>
          </table:table-cell>
        </table:table-row>
      </table:table>
      <text:p text:style-name="P17"/>
      <text:p text:style-name="P17">Test case is a very powerful tool and need to be used before starting implements, it permit you to know which case you should also handle, for example here the case where an array is empty, it's usuless to go into the for-loop if there is not any string to compare, also I didn't put it in the test case, but if there is only one string like ToBeSorted =[“a”], is it interesting to go into the for-loop ? No it's not so before going into the for loop who will compare every string, we should test the size of the array if it's 0 or 1 just return the array directly. Again in our test we can also check the size of the array, it should be the same before and after the function, (toBeSorted.size.begin == <text:s/>toBeSorted.size.end). All of this tests will provide you a “plan” for your implementation. I must think about all mistake can make, all possibilites even the more “stupid”.</text:p>
      <text:p text:style-name="P17"/>
      <text:p text:style-name="P14">b) Describe and explain the test-automation, motivate its usage and non-usage.</text:p>
      <text:p text:style-name="P17"/>
      <text:p text:style-name="P17"><text:tab/>Test-automation is a tool where test will be running automatically, it can be very helpful for large project because you don't have to re-write the test every time, it's often (and used in the library book) that we implemented for API testing, those test will run every time to test that the API of our software is correct. Test automation is often basic test without specific case (specific test is more for manual testing). </text:p>
      <text:p text:style-name="P17"><text:tab/>So why it's good to have test automation, well there is multiple good usage, you can run test quickly and effectively, and as I said you don't have to write every time those test, those test will be global, that's why we often use it for API testing. It also can help you to discover error faster, who will save you time and then money. Test-automation is also a good tool to see the result with your team, instead of manual testing, when you using test-automation all of your team can see the result, because those test will always be the same, it's continuous testing and that's very powerful when you're develop and application. </text:p>
      <text:p text:style-name="P17"><text:tab/>The biggest “problem” of test-automation is that it take a lot of time doing them, and that's why it's preferable to use test-automation when you're doing a large project, indeed there is no interest doing test-automation when you're project take only couple of days, in that case manual testing if preferable. As I said test-automation is often global, but it didn't cover all the test, and as the definition say it's automatic and don't act like a real user.</text:p>
      <text:p text:style-name="P17">Finally I would say that test-automation taking time of course, at least to implement them but can be really useful for a large project during long time, it will save a lot of time. The best combinaison is to used both test-automation and manual testing so you can cover all the case of testing for your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Regular" svg:font-family="Wingdings-Regular"/>
    <style:font-face style:name="Arial Unicode MS1" svg:font-family="'Arial Unicode MS'" style:font-family-generic="swiss"/>
    <style:font-face style:name="Arial-BoldMT" svg:font-family="Arial-BoldMT" style:font-family-generic="swiss"/>
    <style:font-face style:name="ArialMT" svg:font-family="ArialMT" style:font-family-generic="swiss"/>
    <style:font-face style:name="Times-Italic" svg:font-family="Times-Italic" style:font-family-generic="swiss"/>
    <style:font-face style:name="Times-Roman" svg:font-family="Times-Roman" style:font-family-generic="swiss"/>
    <style:font-face style:name="TimesNewRomanPS-BoldItalicMT" svg:font-family="TimesNewRomanPS-BoldItalic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8T08:33:20.22</meta:creation-date>
    <meta:generator>OpenOffice/4.1.2$Win32 OpenOffice.org_project/412m3$Build-9782</meta:generator>
    <dc:date>2017-03-19T21:08:07.35</dc:date>
    <meta:editing-duration>P1DT8M36S</meta:editing-duration>
    <meta:editing-cycles>175</meta:editing-cycles>
    <meta:document-statistic meta:table-count="1" meta:image-count="0" meta:object-count="0" meta:page-count="5" meta:paragraph-count="97" meta:word-count="2981" meta:character-count="16816"/>
  </office:meta>
</office:document-meta>
</file>